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e0c" officeooo:paragraph-rsid="001b5e0c"/>
    </style:style>
    <style:style style:name="P2" style:family="paragraph" style:parent-style-name="Standard">
      <style:text-properties officeooo:rsid="001b5e0c" officeooo:paragraph-rsid="001b5e0c"/>
    </style:style>
    <style:style style:name="P3" style:family="paragraph" style:parent-style-name="Standard">
      <style:text-properties officeooo:rsid="001b5e0c" officeooo:paragraph-rsid="001dd730"/>
    </style:style>
    <style:style style:name="P4" style:family="paragraph" style:parent-style-name="Standard">
      <style:text-properties fo:font-size="12pt" officeooo:paragraph-rsid="001dd730" style:font-size-asian="12pt" style:font-size-complex="12pt"/>
    </style:style>
    <style:style style:name="P5" style:family="paragraph" style:parent-style-name="Standard" style:list-style-name="aNumeracioEnunciats">
      <style:text-properties fo:font-size="12pt" officeooo:paragraph-rsid="001dd730" style:font-size-asian="12pt" style:font-size-complex="12pt"/>
    </style:style>
    <style:style style:name="P6" style:family="paragraph" style:parent-style-name="Standard" style:list-style-name="aNumeracioEnunciats">
      <style:text-properties fo:font-size="12pt" fo:font-weight="normal" officeooo:rsid="000d3113" officeooo:paragraph-rsid="001dd730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rsid="001dd730" officeooo:paragraph-rsid="001dd730"/>
    </style:style>
    <style:style style:name="P8" style:family="paragraph" style:parent-style-name="Standard">
      <style:text-properties style:text-underline-style="solid" style:text-underline-width="auto" style:text-underline-color="font-color" officeooo:rsid="001b5e0c" officeooo:paragraph-rsid="001dd730"/>
    </style:style>
    <style:style style:name="T1" style:family="text">
      <style:text-properties fo:font-weight="normal" officeooo:rsid="000c7de0" style:font-weight-asian="normal" style:font-weight-complex="normal"/>
    </style:style>
    <style:style style:name="T2" style:family="text">
      <style:text-properties fo:font-weight="normal" officeooo:rsid="000d3113" style:font-weight-asian="normal" style:font-weight-complex="normal"/>
    </style:style>
    <style:style style:name="T3" style:family="text">
      <style:text-properties fo:font-weight="normal" officeooo:rsid="001dd730" style:font-weight-asian="normal" style:font-weight-complex="normal"/>
    </style:style>
    <style:style style:name="T4" style:family="text">
      <style:text-properties fo:font-weight="bold" officeooo:rsid="000c7de0" style:font-weight-asian="bold" style:font-weight-complex="bold"/>
    </style:style>
    <style:style style:name="T5" style:family="text">
      <style:text-properties fo:font-weight="bold" officeooo:rsid="000d3113" style:font-weight-asian="bold" style:font-weight-complex="bold"/>
    </style:style>
    <style:style style:name="T6" style:family="text">
      <style:text-properties officeooo:rsid="001dd730"/>
    </style:style>
    <style:style style:name="T7" style:family="text">
      <style:text-properties officeooo:rsid="001f76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Part 2</text:span></text:p>
      <text:p text:style-name="P4"><text:span text:style-name="T1">Tornarem a treballar amb el vostre disseny que vàreu fer a la primera pràctica -exercici 2-. Es desitja que proveu </text:span><text:span text:style-name="T4">4 </text:span><text:span text:style-name="T5">noves</text:span><text:span text:style-name="T4"> combinacions de colors</text:span><text:span text:style-name="T1">. </text:span><text:span text:style-name="T2">Cadascun d</text:span><text:span text:style-name="T1">els </text:span><text:span text:style-name="T2">nous </text:span><text:span text:style-name="T1">dissenys </text:span><text:span text:style-name="T2">tindrà</text:span><text:span text:style-name="T1"> </text:span><text:span text:style-name="T5">com a màxim</text:span><text:span text:style-name="T4"> </text:span><text:span text:style-name="T5">4</text:span><text:span text:style-name="T4"> colors</text:span><text:span text:style-name="T1">. </text:span><text:span text:style-name="T2"><text:s/>Indiqueu en cada cas quina ha estat la tria de colors i indiqueu-los en codificació RGB. Finalment expliqueu amb quin us quedaríeu.</text:span></text:p>
      <text:list xml:id="list3342655196" text:style-name="aNumeracioEnunciats">
        <text:list-header>
          <text:p text:style-name="P5"><text:span text:style-name="T1"><text:line-break/></text:span><text:span text:style-name="T2">En concret volem:</text:span></text:p>
          <text:p text:style-name="P6"/>
          <text:list>
            <text:list-item>
              <text:p text:style-name="P6">Un disseny amb colors complementaris adjacents</text:p>
            </text:list-item>
            <text:list-item>
              <text:p text:style-name="P6">Un disseny amb colors anàlegs</text:p>
            </text:list-item>
            <text:list-item>
              <text:p text:style-name="P6">Un disseny amb colors monocromàtics</text:p>
            </text:list-item>
            <text:list-item>
              <text:p text:style-name="P6">Un disseny amb una triada de colors</text:p>
            </text:list-item>
          </text:list>
        </text:list-header>
      </text:list>
      <text:p text:style-name="P1"/>
      <text:p text:style-name="P1"/>
      <text:p text:style-name="P8">1. <text:span text:style-name="T6">Complementaris adjacents:</text:span></text:p>
      <text:p text:style-name="P3">Fondo: 0 255 164</text:p>
      <text:p text:style-name="P1">Títulos grandes 255 110 0</text:p>
      <text:p text:style-name="P1">Texto: 255 3 54</text:p>
      <text:p text:style-name="P1">Negrita78 52 0</text:p>
      <text:p text:style-name="P1"/>
      <text:p text:style-name="P1">2. <text:s/><text:span text:style-name="T6">Colors anàlegs</text:span></text:p>
      <text:p text:style-name="P3">Fondo:<text:span text:style-name="T6">130 106 175 </text:span></text:p>
      <text:p text:style-name="P3">Títulos grandes <text:span text:style-name="T6">41 10 198</text:span></text:p>
      <text:p text:style-name="P3">Texto:<text:span text:style-name="T6"> 184 9 188</text:span></text:p>
      <text:p text:style-name="P3">Negrita: <text:s/><text:span text:style-name="T6">143 10 198</text:span></text:p>
      <text:p text:style-name="P3"/>
      <text:p text:style-name="P7">3. Monocromàtics</text:p>
      <text:p text:style-name="P3">Fondo:<text:span text:style-name="T7">227 210 0</text:span></text:p>
      <text:p text:style-name="P3">Títulos grandes <text:span text:style-name="T7">99 95 37</text:span></text:p>
      <text:p text:style-name="P3">Texto: <text:span text:style-name="T7">75 69 0</text:span></text:p>
      <text:p text:style-name="P3">Negrita: <text:span text:style-name="T7">99 92 0</text:span></text:p>
      <text:p text:style-name="P3"/>
      <text:p text:style-name="P7">4. Triada de colors</text:p>
      <text:p text:style-name="P3">Fondo: <text:span text:style-name="T7">239 65 61</text:span></text:p>
      <text:p text:style-name="P3">Títulos grandes <text:span text:style-name="T7">0 130 227</text:span></text:p>
      <text:p text:style-name="P3">Texto: <text:span text:style-name="T7">175 176 34</text:span></text:p>
      <text:p text:style-name="P3">Negrita: <text:span text:style-name="T7">149 150 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aNumeracioEnunciats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20:06:42.634286534</meta:creation-date>
    <dc:date>2018-10-05T12:55:07.619524870</dc:date>
    <meta:editing-duration>PT21M3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7" meta:word-count="166" meta:character-count="900" meta:non-whitespace-character-count="752"/>
  </office:meta>
</office:document-meta>
</file>